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20.127cm" svg:height="11.581cm" svg:x="15.584cm" svg:y="1.78cm">
            <draw:object draw:notify-on-update-of-ranges="Sheet1.A1:Sheet1.A14 Sheet1.F1:Sheet1.F14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5" table:default-cell-style-name="Default"/>
        <table:table-column table:style-name="co1" table:default-cell-style-name="ce1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.17" calcext:value-type="float">
            <text:p>16.17</text:p>
          </table:table-cell>
          <table:table-cell office:value-type="float" office:value="13.497" calcext:value-type="float">
            <text:p>13.497</text:p>
          </table:table-cell>
          <table:table-cell office:value-type="float" office:value="15.61" calcext:value-type="float">
            <text:p>15.61</text:p>
          </table:table-cell>
          <table:table-cell/>
          <table:table-cell table:formula="of:=AVERAGE([.B1:.D1])" office:value-type="float" office:value="15.0923333333333" calcext:value-type="float">
            <text:p>15.09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.366" calcext:value-type="float">
            <text:p>15.366</text:p>
          </table:table-cell>
          <table:table-cell office:value-type="float" office:value="23.579" calcext:value-type="float">
            <text:p>23.579</text:p>
          </table:table-cell>
          <table:table-cell office:value-type="float" office:value="23.536" calcext:value-type="float">
            <text:p>23.536</text:p>
          </table:table-cell>
          <table:table-cell/>
          <table:table-cell table:formula="of:=AVERAGE([.B2:.D2])" office:value-type="float" office:value="20.827" calcext:value-type="float">
            <text:p>20.82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1.259" calcext:value-type="float">
            <text:p>21.259</text:p>
          </table:table-cell>
          <table:table-cell office:value-type="float" office:value="21.232" calcext:value-type="float">
            <text:p>21.232</text:p>
          </table:table-cell>
          <table:table-cell office:value-type="float" office:value="21.479" calcext:value-type="float">
            <text:p>21.479</text:p>
          </table:table-cell>
          <table:table-cell/>
          <table:table-cell table:formula="of:=AVERAGE([.B3:.D3])" office:value-type="float" office:value="21.3233333333333" calcext:value-type="float">
            <text:p>21.32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7.007" calcext:value-type="float">
            <text:p>27.007</text:p>
          </table:table-cell>
          <table:table-cell office:value-type="float" office:value="26.434" calcext:value-type="float">
            <text:p>26.434</text:p>
          </table:table-cell>
          <table:table-cell office:value-type="float" office:value="26.359" calcext:value-type="float">
            <text:p>26.359</text:p>
          </table:table-cell>
          <table:table-cell/>
          <table:table-cell table:formula="of:=AVERAGE([.B4:.D4])" office:value-type="float" office:value="26.6" calcext:value-type="float">
            <text:p>26.6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0.043" calcext:value-type="float">
            <text:p>30.043</text:p>
          </table:table-cell>
          <table:table-cell office:value-type="float" office:value="28.177" calcext:value-type="float">
            <text:p>28.177</text:p>
          </table:table-cell>
          <table:table-cell office:value-type="float" office:value="29.411" calcext:value-type="float">
            <text:p>29.411</text:p>
          </table:table-cell>
          <table:table-cell/>
          <table:table-cell table:formula="of:=AVERAGE([.B5:.D5])" office:value-type="float" office:value="29.2103333333333" calcext:value-type="float">
            <text:p>29.21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2.672" calcext:value-type="float">
            <text:p>32.672</text:p>
          </table:table-cell>
          <table:table-cell office:value-type="float" office:value="30.773" calcext:value-type="float">
            <text:p>30.773</text:p>
          </table:table-cell>
          <table:table-cell office:value-type="float" office:value="31.977" calcext:value-type="float">
            <text:p>31.977</text:p>
          </table:table-cell>
          <table:table-cell/>
          <table:table-cell table:formula="of:=AVERAGE([.B6:.D6])" office:value-type="float" office:value="31.8073333333333" calcext:value-type="float">
            <text:p>31.80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3.441" calcext:value-type="float">
            <text:p>33.441</text:p>
          </table:table-cell>
          <table:table-cell office:value-type="float" office:value="28.168" calcext:value-type="float">
            <text:p>28.168</text:p>
          </table:table-cell>
          <table:table-cell office:value-type="float" office:value="34.055" calcext:value-type="float">
            <text:p>34.055</text:p>
          </table:table-cell>
          <table:table-cell/>
          <table:table-cell table:formula="of:=AVERAGE([.B7:.D7])" office:value-type="float" office:value="31.888" calcext:value-type="float">
            <text:p>31.88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8.13" calcext:value-type="float">
            <text:p>28.13</text:p>
          </table:table-cell>
          <table:table-cell office:value-type="float" office:value="30.42" calcext:value-type="float">
            <text:p>30.42</text:p>
          </table:table-cell>
          <table:table-cell office:value-type="float" office:value="32.933" calcext:value-type="float">
            <text:p>32.933</text:p>
          </table:table-cell>
          <table:table-cell/>
          <table:table-cell table:formula="of:=AVERAGE([.B8:.D8])" office:value-type="float" office:value="30.4943333333333" calcext:value-type="float">
            <text:p>30.49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2.415" calcext:value-type="float">
            <text:p>32.415</text:p>
          </table:table-cell>
          <table:table-cell office:value-type="float" office:value="30.702" calcext:value-type="float">
            <text:p>30.702</text:p>
          </table:table-cell>
          <table:table-cell office:value-type="float" office:value="34.723" calcext:value-type="float">
            <text:p>34.723</text:p>
          </table:table-cell>
          <table:table-cell/>
          <table:table-cell table:formula="of:=AVERAGE([.B9:.D9])" office:value-type="float" office:value="32.6133333333333" calcext:value-type="float">
            <text:p>32.61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9.948" calcext:value-type="float">
            <text:p>29.948</text:p>
          </table:table-cell>
          <table:table-cell office:value-type="float" office:value="31.793" calcext:value-type="float">
            <text:p>31.793</text:p>
          </table:table-cell>
          <table:table-cell office:value-type="float" office:value="32.172" calcext:value-type="float">
            <text:p>32.172</text:p>
          </table:table-cell>
          <table:table-cell/>
          <table:table-cell table:formula="of:=AVERAGE([.B10:.D10])" office:value-type="float" office:value="31.3043333333333" calcext:value-type="float">
            <text:p>31.30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0.096" calcext:value-type="float">
            <text:p>30.096</text:p>
          </table:table-cell>
          <table:table-cell office:value-type="float" office:value="30.95" calcext:value-type="float">
            <text:p>30.95</text:p>
          </table:table-cell>
          <table:table-cell office:value-type="float" office:value="32.706" calcext:value-type="float">
            <text:p>32.706</text:p>
          </table:table-cell>
          <table:table-cell/>
          <table:table-cell table:formula="of:=AVERAGE([.B11:.D11])" office:value-type="float" office:value="31.2506666666667" calcext:value-type="float">
            <text:p>31.25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2.65" calcext:value-type="float">
            <text:p>32.65</text:p>
          </table:table-cell>
          <table:table-cell office:value-type="float" office:value="31.987" calcext:value-type="float">
            <text:p>31.987</text:p>
          </table:table-cell>
          <table:table-cell office:value-type="float" office:value="32.978" calcext:value-type="float">
            <text:p>32.978</text:p>
          </table:table-cell>
          <table:table-cell/>
          <table:table-cell table:formula="of:=AVERAGE([.B12:.D12])" office:value-type="float" office:value="32.5383333333333" calcext:value-type="float">
            <text:p>32.53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0.725" calcext:value-type="float">
            <text:p>30.725</text:p>
          </table:table-cell>
          <table:table-cell office:value-type="float" office:value="30.556" calcext:value-type="float">
            <text:p>30.556</text:p>
          </table:table-cell>
          <table:table-cell office:value-type="float" office:value="27.954" calcext:value-type="float">
            <text:p>27.954</text:p>
          </table:table-cell>
          <table:table-cell/>
          <table:table-cell table:formula="of:=AVERAGE([.B13:.D13])" office:value-type="float" office:value="29.745" calcext:value-type="float">
            <text:p>29.74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2.608" calcext:value-type="float">
            <text:p>32.608</text:p>
          </table:table-cell>
          <table:table-cell office:value-type="float" office:value="31.341" calcext:value-type="float">
            <text:p>31.341</text:p>
          </table:table-cell>
          <table:table-cell office:value-type="float" office:value="26.754" calcext:value-type="float">
            <text:p>26.754</text:p>
          </table:table-cell>
          <table:table-cell/>
          <table:table-cell table:formula="of:=AVERAGE([.B14:.D14])" office:value-type="float" office:value="30.2343333333333" calcext:value-type="float">
            <text:p>30.23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1">
      <number:number number:decimal-places="3" number:min-integer-digits="1"/>
    </number:number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02">00/00/0000</text:date>, <text:time style:data-style-name="N2" text:time-value="23:29:20.13530924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2T23:01:01.456655718</meta:creation-date>
    <dc:date>2015-03-02T23:32:17.859013524</dc:date>
    <meta:editing-duration>PT3M24S</meta:editing-duration>
    <meta:editing-cycles>3</meta:editing-cycles>
    <meta:generator>LibreOffice/4.2.7.2$Linux_X86_64 LibreOffice_project/420m0$Build-2</meta:generator>
    <meta:document-statistic meta:table-count="1" meta:cell-count="7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1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111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11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0.128cm" svg:height="11.582cm" xlink:href=".." xlink:type="simple" chart:class="chart:scatter" chart:style-name="ch1">
        <chart:title svg:x="6.806cm" svg:y="0.367cm" chart:style-name="ch2">
          <text:p>Results for vector length of 10M</text:p>
        </chart:title>
        <chart:plot-area chart:style-name="ch3" table:cell-range-address="Sheet1.A1:Sheet1.A14 Sheet1.F1:Sheet1.F14" svg:x="1.413cm" svg:y="1.403cm" svg:width="18.313cm" svg:height="8.967cm">
          <chartooo:coordinate-region svg:x="2.696cm" svg:y="1.603cm" svg:width="16.843cm" svg:height="8.12cm"/>
          <chart:axis chart:dimension="x" chart:name="primary-x" chart:style-name="ch4">
            <chart:title svg:x="9.176cm" svg:y="10.601cm" chart:style-name="ch5">
              <text:p>Number of threads</text:p>
            </chart:title>
            <chart:grid chart:style-name="ch6" chart:class="major"/>
          </chart:axis>
          <chart:axis chart:dimension="y" chart:name="primary-y" chart:style-name="ch7">
            <chart:title svg:x="0.451cm" svg:y="6.869cm" chart:style-name="ch8">
              <text:p>Performance</text:p>
            </chart:title>
            <chart:grid chart:style-name="ch6" chart:class="major"/>
          </chart:axis>
          <chart:series chart:style-name="ch9" chart:values-cell-range-address="Sheet1.F1:Sheet1.F14" chart:class="chart:scatter">
            <chart:domain table:cell-range-address="Sheet1.A1:Sheet1.A14"/>
            <chart:data-point chart:repeated="1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1:Sheet1.A14</svg:desc>
                </draw:g>
              </table:table-cell>
              <table:table-cell office:value-type="float" office:value="15.0923333333333">
                <text:p>15.0923333333333</text:p>
                <draw:g>
                  <svg:desc>Sheet1.F1:Sheet1.F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0.827">
                <text:p>20.82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1.3233333333333">
                <text:p>21.32333333333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6.6">
                <text:p>26.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29.2103333333333">
                <text:p>29.21033333333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31.8073333333333">
                <text:p>31.80733333333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31.888">
                <text:p>31.88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30.4943333333333">
                <text:p>30.49433333333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">
                <text:p>12</text:p>
              </table:table-cell>
              <table:table-cell office:value-type="float" office:value="32.6133333333333">
                <text:p>32.61333333333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6">
                <text:p>16</text:p>
              </table:table-cell>
              <table:table-cell office:value-type="float" office:value="31.3043333333333">
                <text:p>31.304333333333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">
                <text:p>20</text:p>
              </table:table-cell>
              <table:table-cell office:value-type="float" office:value="31.2506666666667">
                <text:p>31.250666666666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4">
                <text:p>24</text:p>
              </table:table-cell>
              <table:table-cell office:value-type="float" office:value="32.5383333333333">
                <text:p>32.53833333333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8">
                <text:p>28</text:p>
              </table:table-cell>
              <table:table-cell office:value-type="float" office:value="29.745">
                <text:p>29.74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2">
                <text:p>32</text:p>
              </table:table-cell>
              <table:table-cell office:value-type="float" office:value="30.2343333333333">
                <text:p>30.234333333333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